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5"/>
    <style:style style:name="ce4" style:family="table-cell" style:parent-style-name="Default" style:data-style-name="N118"/>
    <style:style style:name="ce5" style:family="table-cell" style:parent-style-name="Default" style:data-style-name="N60"/>
    <style:style style:name="ce6" style:family="table-cell" style:parent-style-name="Default" style:data-style-name="N116"/>
    <style:style style:name="ce7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264.45mm" svg:y="120mm">
            <loext:p draw:notify-on-update-of-ranges="Sheet1.L13:Sheet1.L22 Sheet1.M12:Sheet1.M12 Sheet1.M13:Sheet1.M22 Sheet1.L13:Sheet1.L22 Sheet1.N12:Sheet1.N12 Sheet1.N13:Sheet1.N22 Sheet1.L13:Sheet1.L22 Sheet1.O12:Sheet1.O12 Sheet1.O13:Sheet1.O22 Sheet1.L13:Sheet1.L22 Sheet1.P12:Sheet1.P12 Sheet1.P13:Sheet1.P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ear Field approximations for a magnetic loop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op radius</text:p>
          </table:table-cell>
          <table:table-cell office:value-type="float" office:value="0.625" calcext:value-type="float">
            <text:p>0.63</text:p>
          </table:table-cell>
          <table:table-cell office:value-type="string" calcext:value-type="string">
            <text:p>Loop area</text:p>
          </table:table-cell>
          <table:table-cell table:formula="of:=PI()*[.B3]*[.B3]" office:value-type="float" office:value="1.22718463030851" calcext:value-type="float">
            <text:p>1.2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Measurement of I using pickup coil</text:p>
          </table:table-cell>
          <table:table-cell table:number-columns-repeated="4"/>
          <table:table-cell table:style-name="ce5"/>
          <table:table-cell/>
          <table:table-cell table:style-name="ce4"/>
          <table:table-cell table:number-columns-repeated="3"/>
          <table:table-cell office:value-type="string" calcext:value-type="string">
            <text:p>H Sanity check (axial at d=0)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I/2r</text:p>
          </table:table-cell>
          <table:table-cell table:formula="of:=[.I28]/2/[.B3]" office:value-type="float" office:value="8.64098759787715" calcext:value-type="float">
            <text:p>8.64</text:p>
          </table:table-cell>
          <table:table-cell/>
        </table:table-row>
        <table:table-row table:style-name="ro2">
          <table:table-cell table:style-name="ce1" office:value-type="string" calcext:value-type="string">
            <text:p>Approximation along radial vector – 2 current elements</text:p>
          </table:table-cell>
          <table:table-cell table:number-columns-repeated="6"/>
          <table:table-cell office:value-type="string" calcext:value-type="string">
            <text:p>coil diameter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Turns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quivalent element length</text:p>
          </table:table-cell>
          <table:table-cell table:number-columns-repeated="2"/>
          <table:table-cell table:style-name="ce3" table:formula="of:=SQRT([.D3])" office:value-type="float" office:value="1.10778365681595" calcext:value-type="float">
            <text:p>1.10778</text:p>
          </table:table-cell>
          <table:table-cell table:number-columns-repeated="3"/>
          <table:table-cell office:value-type="string" calcext:value-type="string">
            <text:p>Eff area</text:p>
          </table:table-cell>
          <table:table-cell table:formula="of:=PI()*([.I6]*[.I6]/4)*[.I7]" office:value-type="float" office:value="0.490873852123405" calcext:value-type="float">
            <text:p>0.49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Equivalent element position (+-)</text:p>
          </table:table-cell>
          <table:table-cell table:number-columns-repeated="2"/>
          <table:table-cell table:style-name="ce3" table:formula="of:=[.D8]/2" office:value-type="float" office:value="0.553891828407974" calcext:value-type="float">
            <text:p>0.5538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ear element test distance </text:p>
          </table:table-cell>
          <table:table-cell table:number-columns-repeated="2"/>
          <table:table-cell table:style-name="ce3" table:formula="of:=[.B4]-[.D9]" office:value-type="float" office:value="3.44610817159203" calcext:value-type="float">
            <text:p>3.44611</text:p>
          </table:table-cell>
          <table:table-cell table:number-columns-repeated="3"/>
          <table:table-cell office:value-type="string" calcext:value-type="string">
            <text:p>Radial B'</text:p>
          </table:table-cell>
          <table:table-cell table:formula="of:=[.I$29]*[.D37]*[.D$27]" office:value-type="float" office:value="1.9204595905059" calcext:value-type="float">
            <text:p>1.92</text:p>
          </table:table-cell>
          <table:table-cell table:number-columns-repeated="3"/>
          <table:table-cell office:value-type="string" calcext:value-type="string">
            <text:p>Tabulated values are unscaled B/I (abs) values</text:p>
          </table:table-cell>
          <table:table-cell table:number-columns-repeated="3"/>
          <table:table-cell office:value-type="string" calcext:value-type="string">
            <text:p>H is unscaled value * loop current / 4p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r element test distance</text:p>
          </table:table-cell>
          <table:table-cell table:number-columns-repeated="2"/>
          <table:table-cell table:style-name="ce3" table:formula="of:=[.B4]+[.D9]" office:value-type="float" office:value="4.55389182840797" calcext:value-type="float">
            <text:p>4.55389</text:p>
          </table:table-cell>
          <table:table-cell table:number-columns-repeated="3"/>
          <table:table-cell office:value-type="string" calcext:value-type="string">
            <text:p>Measured V</text:p>
          </table:table-cell>
          <table:table-cell table:formula="of:=[.I10]*[.I$8]" office:value-type="float" office:value="0.942703397038966" calcext:value-type="float">
            <text:p>0.9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dian length (k)</text:p>
          </table:table-cell>
          <table:table-cell/>
          <table:table-cell office:value-type="string" calcext:value-type="string">
            <text:p>lambda/2pi</text:p>
          </table:table-cell>
          <table:table-cell table:formula="of:=300000000/[.I23]/2/PI()" office:value-type="float" office:value="6.8209261325098" calcext:value-type="float">
            <text:p>6.82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B radial near</text:p>
          </table:table-cell>
          <table:table-cell office:value-type="string" calcext:value-type="string">
            <text:p>B axial near</text:p>
          </table:table-cell>
          <table:table-cell office:value-type="string" calcext:value-type="string">
            <text:p>B radial far</text:p>
          </table:table-cell>
          <table:table-cell office:value-type="string" calcext:value-type="string">
            <text:p>B radial tot</text:p>
          </table:table-cell>
          <table:table-cell/>
          <table:table-cell office:value-type="string" calcext:value-type="string">
            <text:p>B radial (uT)</text:p>
          </table:table-cell>
          <table:table-cell office:value-type="string" calcext:value-type="string">
            <text:p>H radial (A/m)</text:p>
          </table:table-cell>
          <table:table-cell office:value-type="string" calcext:value-type="string">
            <text:p>B axial (uT)</text:p>
          </table:table-cell>
          <table:table-cell office:value-type="string" calcext:value-type="string">
            <text:p>H axial (A/m)</text:p>
          </table:table-cell>
        </table:table-row>
        <table:table-row table:style-name="ro2">
          <table:table-cell office:value-type="string" calcext:value-type="string">
            <text:p>Phase (+-)</text:p>
          </table:table-cell>
          <table:table-cell table:number-columns-repeated="2"/>
          <table:table-cell table:formula="of:=IMEXP(COMPLEX(0;[.D9]/[.D12]))" office:value-type="string" office:string-value="0.99670470300809+0.0811155657167896i" calcext:value-type="string">
            <text:p>0.99670470300809+0.0811155657167896i</text:p>
          </table:table-cell>
          <table:table-cell table:number-columns-repeated="3"/>
          <table:table-cell office:value-type="string" calcext:value-type="string">
            <text:p>Axial B'</text:p>
          </table:table-cell>
          <table:table-cell table:formula="of:=[.I$29]*[.D25]*[.D$27]" office:value-type="float" office:value="1.75710589149504" calcext:value-type="float">
            <text:p>1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float" office:value="10.0531" calcext:value-type="float">
            <text:p>10.05310</text:p>
          </table:table-cell>
          <table:table-cell table:style-name="ce3" table:number-columns-repeated="2"/>
          <table:table-cell table:number-columns-repeated="3"/>
          <table:table-cell table:formula="of:=[.N13]*[.$D$27]*[.$I$28]*1000000" office:value-type="float" office:value="10.8585890525273" calcext:value-type="float">
            <text:p>10.86</text:p>
          </table:table-cell>
          <table:table-cell table:formula="of:=[.T13]/1.257" office:value-type="float" office:value="8.63849566629065" calcext:value-type="float">
            <text:p>8.64</text:p>
          </table:table-cell>
        </table:table-row>
        <table:table-row table:style-name="ro2">
          <table:table-cell office:value-type="string" calcext:value-type="string">
            <text:p>Net distance effect (1/d^2)</text:p>
          </table:table-cell>
          <table:table-cell table:number-columns-repeated="2"/>
          <table:table-cell table:style-name="ce3" table:formula="of:=IMSUB(IMPRODUCT([.D13];(1/[.D10]/[.D10]));IMPRODUCT(IMCONJUGATE([.D13]);(1/[.D11]/[.D11])))" office:value-type="string" office:string-value="0.0358664354036624+0.0107418629604005i" calcext:value-type="string">
            <text:p>0.0358664354036624+0.0107418629604005i</text:p>
          </table:table-cell>
          <table:table-cell table:number-columns-repeated="3"/>
          <table:table-cell office:value-type="string" calcext:value-type="string">
            <text:p>Measured V</text:p>
          </table:table-cell>
          <table:table-cell table:formula="of:=[.I13]*[.I$8]" office:value-type="float" office:value="0.862517337546901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5.11419" calcext:value-type="float">
            <text:p>5.11419</text:p>
          </table:table-cell>
          <table:table-cell table:style-name="ce3" office:value-type="float" office:value="1.49667" calcext:value-type="float">
            <text:p>1.49667</text:p>
          </table:table-cell>
          <table:table-cell table:style-name="ce3" office:value-type="float" office:value="0.26146" calcext:value-type="float">
            <text:p>0.26146</text:p>
          </table:table-cell>
          <table:table-cell table:style-name="ce3" office:value-type="float" office:value="5.10775" calcext:value-type="float">
            <text:p>5.10775</text:p>
          </table:table-cell>
          <table:table-cell/>
          <table:table-cell table:formula="of:=[.P14]*[.$D$27]*[.$I$28]*1000000" office:value-type="float" office:value="5.51700055038212" calcext:value-type="float">
            <text:p>5.52</text:p>
          </table:table-cell>
          <table:table-cell table:formula="of:=[.R14]/1.257" office:value-type="float" office:value="4.38902191756732" calcext:value-type="float">
            <text:p>4.39</text:p>
          </table:table-cell>
          <table:table-cell table:formula="of:=[.N14]*[.$D$27]*[.$I$28]*1000000" office:value-type="float" office:value="1.61658836351435" calcext:value-type="float">
            <text:p>1.62</text:p>
          </table:table-cell>
          <table:table-cell table:formula="of:=[.T14]/1.257" office:value-type="float" office:value="1.28606870605756" calcext:value-type="float">
            <text:p>1.29</text:p>
          </table:table-cell>
        </table:table-row>
        <table:table-row table:style-name="ro2">
          <table:table-cell office:value-type="string" calcext:value-type="string">
            <text:p>Unscaled B/I (real)</text:p>
          </table:table-cell>
          <table:table-cell table:number-columns-repeated="2"/>
          <table:table-cell table:style-name="ce3" table:formula="of:=IMREAL([.D14])*[.D8]" office:value-type="float" office:value="0.0397322509684222" calcext:value-type="float">
            <text:p>0.03973</text:p>
          </table:table-cell>
          <table:table-cell office:value-type="string" calcext:value-type="string">
            <text:p>tends to</text:p>
          </table:table-cell>
          <table:table-cell office:value-type="string" calcext:value-type="string">
            <text:p>6.28 r^2 / d^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float" office:value="0.36316" calcext:value-type="float">
            <text:p>0.36316</text:p>
          </table:table-cell>
          <table:table-cell table:style-name="ce3" office:value-type="float" office:value="0.26678" calcext:value-type="float">
            <text:p>0.26678</text:p>
          </table:table-cell>
          <table:table-cell table:style-name="ce3" office:value-type="float" office:value="0.05061" calcext:value-type="float">
            <text:p>0.05061</text:p>
          </table:table-cell>
          <table:table-cell table:style-name="ce3" office:value-type="float" office:value="0.36017" calcext:value-type="float">
            <text:p>0.36017</text:p>
          </table:table-cell>
          <table:table-cell/>
          <table:table-cell table:formula="of:=[.P15]*[.$D$27]*[.$I$28]*1000000" office:value-type="float" office:value="0.389028062890927" calcext:value-type="float">
            <text:p>0.39</text:p>
          </table:table-cell>
          <table:table-cell table:formula="of:=[.R15]/1.257" office:value-type="float" office:value="0.309489310175757" calcext:value-type="float">
            <text:p>0.31</text:p>
          </table:table-cell>
          <table:table-cell table:formula="of:=[.N15]*[.$D$27]*[.$I$28]*1000000" office:value-type="float" office:value="0.288155333920208" calcext:value-type="float">
            <text:p>0.29</text:p>
          </table:table-cell>
          <table:table-cell table:formula="of:=[.T15]/1.257" office:value-type="float" office:value="0.229240520222918" calcext:value-type="float">
            <text:p>0.23</text:p>
          </table:table-cell>
        </table:table-row>
        <table:table-row table:style-name="ro2">
          <table:table-cell office:value-type="string" calcext:value-type="string">
            <text:p>Unscaled B/I (imaginary)</text:p>
          </table:table-cell>
          <table:table-cell table:number-columns-repeated="2"/>
          <table:table-cell table:style-name="ce3" table:formula="of:=IMAGINARY([.D14])*[.D8]" office:value-type="float" office:value="0.0118996602312883" calcext:value-type="float">
            <text:p>0.01190</text:p>
          </table:table-cell>
          <table:table-cell office:value-type="string" calcext:value-type="string">
            <text:p>tends to</text:p>
          </table:table-cell>
          <table:table-cell office:value-type="string" calcext:value-type="string">
            <text:p>Pi/radlength r^2 / d^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float" office:value="0.0996" calcext:value-type="float">
            <text:p>0.09960</text:p>
          </table:table-cell>
          <table:table-cell table:style-name="ce3" office:value-type="float" office:value="0.08529" calcext:value-type="float">
            <text:p>0.08529</text:p>
          </table:table-cell>
          <table:table-cell table:style-name="ce3" office:value-type="float" office:value="0.02254" calcext:value-type="float">
            <text:p>0.02254</text:p>
          </table:table-cell>
          <table:table-cell table:style-name="ce3" office:value-type="float" office:value="0.09786" calcext:value-type="float">
            <text:p>0.09786</text:p>
          </table:table-cell>
          <table:table-cell/>
          <table:table-cell table:formula="of:=[.P16]*[.$D$27]*[.$I$28]*1000000" office:value-type="float" office:value="0.105700880791032" calcext:value-type="float">
            <text:p>0.11</text:p>
          </table:table-cell>
          <table:table-cell table:formula="of:=[.R16]/1.257" office:value-type="float" office:value="0.0840898017430646" calcext:value-type="float">
            <text:p>0.08</text:p>
          </table:table-cell>
          <table:table-cell table:formula="of:=[.N16]*[.$D$27]*[.$I$28]*1000000" office:value-type="float" office:value="0.0921237290278677" calcext:value-type="float">
            <text:p>0.09</text:p>
          </table:table-cell>
          <table:table-cell table:formula="of:=[.T16]/1.257" office:value-type="float" office:value="0.0732885672457182" calcext:value-type="float">
            <text:p>0.07</text:p>
          </table:table-cell>
        </table:table-row>
        <table:table-row table:style-name="ro2">
          <table:table-cell office:value-type="string" calcext:value-type="string">
            <text:p>Unscaled B/I (abs)</text:p>
          </table:table-cell>
          <table:table-cell table:number-columns-repeated="2"/>
          <table:table-cell table:style-name="ce3" table:formula="of:=IMABS([.D14])*[.D8]" office:value-type="float" office:value="0.0414759409855616" calcext:value-type="float">
            <text:p>0.0414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3" office:value-type="float" office:value="0.0214" calcext:value-type="float">
            <text:p>0.02140</text:p>
          </table:table-cell>
          <table:table-cell table:style-name="ce3" office:value-type="float" office:value="0.01918" calcext:value-type="float">
            <text:p>0.01918</text:p>
          </table:table-cell>
          <table:table-cell table:style-name="ce3" office:value-type="float" office:value="0.00901" calcext:value-type="float">
            <text:p>0.00901</text:p>
          </table:table-cell>
          <table:table-cell table:style-name="ce3" office:value-type="float" office:value="0.02082" calcext:value-type="float">
            <text:p>0.02082</text:p>
          </table:table-cell>
          <table:table-cell/>
          <table:table-cell table:formula="of:=[.P17]*[.$D$27]*[.$I$28]*1000000" office:value-type="float" office:value="0.0224881702234753" calcext:value-type="float">
            <text:p>0.02</text:p>
          </table:table-cell>
          <table:table-cell table:formula="of:=[.R17]/1.257" office:value-type="float" office:value="0.0178903502175619" calcext:value-type="float">
            <text:p>0.02</text:p>
          </table:table-cell>
          <table:table-cell table:formula="of:=[.N17]*[.$D$27]*[.$I$28]*1000000" office:value-type="float" office:value="0.0207167677659105" calcext:value-type="float">
            <text:p>0.02</text:p>
          </table:table-cell>
          <table:table-cell table:formula="of:=[.T17]/1.257" office:value-type="float" office:value="0.0164811199410584" calcext:value-type="float">
            <text:p>0.02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table:style-name="ce3" office:value-type="float" office:value="0.00813" calcext:value-type="float">
            <text:p>0.00813</text:p>
          </table:table-cell>
          <table:table-cell table:style-name="ce3" office:value-type="float" office:value="0.00707" calcext:value-type="float">
            <text:p>0.00707</text:p>
          </table:table-cell>
          <table:table-cell table:style-name="ce3" office:value-type="float" office:value="0.00528" calcext:value-type="float">
            <text:p>0.00528</text:p>
          </table:table-cell>
          <table:table-cell table:style-name="ce3" office:value-type="float" office:value="0.00818" calcext:value-type="float">
            <text:p>0.00818</text:p>
          </table:table-cell>
          <table:table-cell/>
          <table:table-cell table:formula="of:=[.P18]*[.$D$27]*[.$I$28]*1000000" office:value-type="float" office:value="0.00883540981882938" calcext:value-type="float">
            <text:p>0.01</text:p>
          </table:table-cell>
          <table:table-cell table:formula="of:=[.R18]/1.257" office:value-type="float" office:value="0.00702896564743785" calcext:value-type="float">
            <text:p>0.01</text:p>
          </table:table-cell>
          <table:table-cell table:formula="of:=[.N18]*[.$D$27]*[.$I$28]*1000000" office:value-type="float" office:value="0.00763647278962393" calcext:value-type="float">
            <text:p>0.01</text:p>
          </table:table-cell>
          <table:table-cell table:formula="of:=[.T18]/1.257" office:value-type="float" office:value="0.00607515735053614" calcext:value-type="float">
            <text:p>0.01</text:p>
          </table:table-cell>
        </table:table-row>
        <table:table-row table:style-name="ro2">
          <table:table-cell table:style-name="ce1" office:value-type="string" calcext:value-type="string">
            <text:p>Approximation along axial vector</text:p>
          </table:table-cell>
          <table:table-cell table:number-columns-repeated="2"/>
          <table:table-cell table:style-name="ce3"/>
          <table:table-cell table:number-columns-repeated="7"/>
          <table:table-cell office:value-type="float" office:value="10" calcext:value-type="float">
            <text:p>10</text:p>
          </table:table-cell>
          <table:table-cell table:style-name="ce3" office:value-type="float" office:value="0.00306" calcext:value-type="float">
            <text:p>0.00306</text:p>
          </table:table-cell>
          <table:table-cell table:style-name="ce3" office:value-type="float" office:value="0.00244" calcext:value-type="float">
            <text:p>0.00244</text:p>
          </table:table-cell>
          <table:table-cell table:style-name="ce3" office:value-type="float" office:value="0.0032" calcext:value-type="float">
            <text:p>0.00320</text:p>
          </table:table-cell>
          <table:table-cell table:style-name="ce3" office:value-type="float" office:value="0.00362" calcext:value-type="float">
            <text:p>0.00362</text:p>
          </table:table-cell>
          <table:table-cell/>
          <table:table-cell table:formula="of:=[.P19]*[.$D$27]*[.$I$28]*1000000" office:value-type="float" office:value="0.00391004688803941" calcext:value-type="float">
            <text:p>0</text:p>
          </table:table-cell>
          <table:table-cell table:formula="of:=[.R19]/1.257" office:value-type="float" office:value="0.00311061804935514" calcext:value-type="float">
            <text:p>0</text:p>
          </table:table-cell>
          <table:table-cell table:formula="of:=[.N19]*[.$D$27]*[.$I$28]*1000000" office:value-type="float" office:value="0.00263550121735253" calcext:value-type="float">
            <text:p>0</text:p>
          </table:table-cell>
          <table:table-cell table:formula="of:=[.T19]/1.257" office:value-type="float" office:value="0.00209665967967584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7"/>
          <table:table-cell office:value-type="float" office:value="15" calcext:value-type="float">
            <text:p>15</text:p>
          </table:table-cell>
          <table:table-cell table:style-name="ce3" office:value-type="float" office:value="0.00108" calcext:value-type="float">
            <text:p>0.00108</text:p>
          </table:table-cell>
          <table:table-cell table:style-name="ce3" office:value-type="float" office:value="0.00073" calcext:value-type="float">
            <text:p>0.00073</text:p>
          </table:table-cell>
          <table:table-cell table:style-name="ce3" office:value-type="float" office:value="0.00193" calcext:value-type="float">
            <text:p>0.00193</text:p>
          </table:table-cell>
          <table:table-cell table:style-name="ce3" office:value-type="float" office:value="0.0019" calcext:value-type="float">
            <text:p>0.00190</text:p>
          </table:table-cell>
          <table:table-cell/>
          <table:table-cell table:formula="of:=[.P20]*[.$D$27]*[.$I$28]*1000000" office:value-type="float" office:value="0.00205223455449582" calcext:value-type="float">
            <text:p>0</text:p>
          </table:table-cell>
          <table:table-cell table:formula="of:=[.R20]/1.257" office:value-type="float" office:value="0.00163264483253446" calcext:value-type="float">
            <text:p>0</text:p>
          </table:table-cell>
          <table:table-cell table:formula="of:=[.N20]*[.$D$27]*[.$I$28]*1000000" office:value-type="float" office:value="0.00078849011830629" calcext:value-type="float">
            <text:p>0</text:p>
          </table:table-cell>
          <table:table-cell table:formula="of:=[.T20]/1.257" office:value-type="float" office:value="0.000627279330394821" calcext:value-type="float">
            <text:p>0</text:p>
          </table:table-cell>
        </table:table-row>
        <table:table-row table:style-name="ro2">
          <table:table-cell office:value-type="string" calcext:value-type="string">
            <text:p>Test distance</text:p>
          </table:table-cell>
          <table:table-cell table:number-columns-repeated="2"/>
          <table:table-cell table:style-name="ce3" table:formula="of:=SQRT([.B3]*[.B3]+[.B4]*[.B4])" office:value-type="float" office:value="4.04853368517541" calcext:value-type="float">
            <text:p>4.0485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style-name="ce3" office:value-type="float" office:value="0.00054" calcext:value-type="float">
            <text:p>0.00054</text:p>
          </table:table-cell>
          <table:table-cell table:style-name="ce3" office:value-type="float" office:value="0.00031" calcext:value-type="float">
            <text:p>0.00031</text:p>
          </table:table-cell>
          <table:table-cell table:style-name="ce3" office:value-type="float" office:value="0.00139" calcext:value-type="float">
            <text:p>0.00139</text:p>
          </table:table-cell>
          <table:table-cell table:style-name="ce3" office:value-type="float" office:value="0.00135" calcext:value-type="float">
            <text:p>0.00135</text:p>
          </table:table-cell>
          <table:table-cell/>
          <table:table-cell table:formula="of:=[.P21]*[.$D$27]*[.$I$28]*1000000" office:value-type="float" office:value="0.00145816665714177" calcext:value-type="float">
            <text:p>0</text:p>
          </table:table-cell>
          <table:table-cell table:formula="of:=[.R21]/1.257" office:value-type="float" office:value="0.00116003711785344" calcext:value-type="float">
            <text:p>0</text:p>
          </table:table-cell>
          <table:table-cell table:formula="of:=[.N21]*[.$D$27]*[.$I$28]*1000000" office:value-type="float" office:value="0.000334838269417739" calcext:value-type="float">
            <text:p>0</text:p>
          </table:table-cell>
          <table:table-cell table:formula="of:=[.T21]/1.257" office:value-type="float" office:value="0.000266378893729307" calcext:value-type="float">
            <text:p>0</text:p>
          </table:table-cell>
        </table:table-row>
        <table:table-row table:style-name="ro2">
          <table:table-cell office:value-type="string" calcext:value-type="string">
            <text:p>Equivalent element length</text:p>
          </table:table-cell>
          <table:table-cell table:number-columns-repeated="2"/>
          <table:table-cell table:style-name="ce3" table:formula="of:=2*PI()*[.B3]" office:value-type="float" office:value="3.92699081698724" calcext:value-type="float">
            <text:p>3.92699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style-name="ce3" office:value-type="float" office:value="0.00012" calcext:value-type="float">
            <text:p>0.00012</text:p>
          </table:table-cell>
          <table:table-cell table:style-name="ce3" office:value-type="float" office:value="0.00004" calcext:value-type="float">
            <text:p>0.00004</text:p>
          </table:table-cell>
          <table:table-cell table:style-name="ce3" office:value-type="float" office:value="0.00067" calcext:value-type="float">
            <text:p>0.00067</text:p>
          </table:table-cell>
          <table:table-cell table:style-name="ce3" office:value-type="float" office:value="0.00066" calcext:value-type="float">
            <text:p>0.00066</text:p>
          </table:table-cell>
          <table:table-cell/>
          <table:table-cell table:formula="of:=[.P22]*[.$D$27]*[.$I$28]*1000000" office:value-type="float" office:value="0.000712881476824865" calcext:value-type="float">
            <text:p>0</text:p>
          </table:table-cell>
          <table:table-cell table:formula="of:=[.R22]/1.257" office:value-type="float" office:value="0.000567129257617235" calcext:value-type="float">
            <text:p>0</text:p>
          </table:table-cell>
          <table:table-cell table:formula="of:=[.N22]*[.$D$27]*[.$I$28]*1000000" office:value-type="float" office:value="0.0000432049379893857" calcext:value-type="float">
            <text:p>0</text:p>
          </table:table-cell>
          <table:table-cell table:formula="of:=[.T22]/1.257" office:value-type="float" office:value="0.0000343714701586203" calcext:value-type="float">
            <text:p>0</text:p>
          </table:table-cell>
        </table:table-row>
        <table:table-row table:style-name="ro2">
          <table:table-cell office:value-type="string" calcext:value-type="string">
            <text:p>Axial B component ratio</text:p>
          </table:table-cell>
          <table:table-cell table:number-columns-repeated="2"/>
          <table:table-cell table:style-name="ce3" table:formula="of:=[.B3]/[.D21]" office:value-type="float" office:value="0.15437688027361" calcext:value-type="float">
            <text:p>0.15438</text:p>
          </table:table-cell>
          <table:table-cell table:number-columns-repeated="3"/>
          <table:table-cell office:value-type="string" calcext:value-type="string">
            <text:p>Freq</text:p>
          </table:table-cell>
          <table:table-cell table:style-name="ce5" office:value-type="float" office:value="7000000" calcext:value-type="float">
            <text:p>7.00E+00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 distance effect (1/d^2)</text:p>
          </table:table-cell>
          <table:table-cell table:number-columns-repeated="2"/>
          <table:table-cell table:style-name="ce3" table:formula="of:=1/[.D21]/[.D21]" office:value-type="float" office:value="0.0610104861773117" calcext:value-type="float">
            <text:p>0.06101</text:p>
          </table:table-cell>
          <table:table-cell table:number-columns-repeated="3"/>
          <table:table-cell office:value-type="string" calcext:value-type="string">
            <text:p>Omega</text:p>
          </table:table-cell>
          <table:table-cell table:formula="of:=[.I23]*2*PI()" office:value-type="float" office:value="43982297.1502571" calcext:value-type="float">
            <text:p>43982297.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nscaled B/I</text:p>
          </table:table-cell>
          <table:table-cell table:number-columns-repeated="2"/>
          <table:table-cell table:style-name="ce3" table:formula="of:=[.D22]*[.D23]*[.D24]" office:value-type="float" office:value="0.0369867891669539" calcext:value-type="float">
            <text:p>0.03699</text:p>
          </table:table-cell>
          <table:table-cell office:value-type="string" calcext:value-type="string">
            <text:p>tends to</text:p>
          </table:table-cell>
          <table:table-cell office:value-type="string" calcext:value-type="string">
            <text:p>6.28 r^2 / d^3</text:p>
          </table:table-cell>
          <table:table-cell/>
          <table:table-cell office:value-type="string" calcext:value-type="string">
            <text:p>Loop res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Tx power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ling for B/I</text:p>
          </table:table-cell>
          <table:table-cell/>
          <table:table-cell office:value-type="string" calcext:value-type="string">
            <text:p>mu/4pi</text:p>
          </table:table-cell>
          <table:table-cell table:style-name="ce4" table:formula="of:=0.0000001" office:value-type="float" office:value="0.0000001" calcext:value-type="float">
            <text:p>0.0000001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Loop current</text:p>
          </table:table-cell>
          <table:table-cell table:formula="of:=SQRT([.I26]/[.I25])" office:value-type="float" office:value="10.8012344973464" calcext:value-type="float">
            <text:p>10.8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Radiation Field along radial vector</text:p>
          </table:table-cell>
          <table:table-cell table:number-columns-repeated="6"/>
          <table:table-cell office:value-type="string" calcext:value-type="string">
            <text:p>I'</text:p>
          </table:table-cell>
          <table:table-cell table:formula="of:=[.I28]*[.I24]" office:value-type="float" office:value="475063105.251899" calcext:value-type="float">
            <text:p>475063105.25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Net distance effect (j/kd)</text:p>
          </table:table-cell>
          <table:table-cell table:number-columns-repeated="2"/>
          <table:table-cell table:formula="of:=IMPRODUCT(COMPLEX(0;1);IMSUB(IMPRODUCT([.D13];(1/[.D10]/[.D12]));IMPRODUCT(IMCONJUGATE([.D13]);(1/[.D11]/[.D12]))))" office:value-type="string" office:string-value="-0.00606232515372504+0.010314935079125i" calcext:value-type="string">
            <text:p>-0.00606232515372504+0.010314935079125i</text:p>
          </table:table-cell>
          <table:table-cell table:number-columns-repeated="3"/>
          <table:table-cell office:value-type="string" calcext:value-type="string">
            <text:p>Radiation res</text:p>
          </table:table-cell>
          <table:table-cell table:style-name="ce7" office:value-type="float" office:value="0.014" calcext:value-type="float">
            <text:p>0.0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nscaled B/I (real)</text:p>
          </table:table-cell>
          <table:table-cell table:number-columns-repeated="2"/>
          <table:table-cell table:style-name="ce3" table:formula="of:=IMREAL([.D31])*[.D8]" office:value-type="float" office:value="-0.00671574472760084" calcext:value-type="float">
            <text:p>-0.00672</text:p>
          </table:table-cell>
          <table:table-cell table:number-columns-repeated="3"/>
          <table:table-cell office:value-type="string" calcext:value-type="string">
            <text:p>Radiated power</text:p>
          </table:table-cell>
          <table:table-cell table:style-name="ce3" table:formula="of:=[.I31]*[.I28]*[.I28]" office:value-type="float" office:value="1.63333333333333" calcext:value-type="float">
            <text:p>1.6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nscaled B/I (imaginary)</text:p>
          </table:table-cell>
          <table:table-cell table:number-columns-repeated="2"/>
          <table:table-cell table:style-name="ce3" table:formula="of:=IMAGINARY([.D31])*[.D8]" office:value-type="float" office:value="0.0114267165017722" calcext:value-type="float">
            <text:p>0.01143</text:p>
          </table:table-cell>
          <table:table-cell table:number-columns-repeated="3"/>
          <table:table-cell office:value-type="string" calcext:value-type="string">
            <text:p>Max EIRP</text:p>
          </table:table-cell>
          <table:table-cell table:formula="of:=[.I32]*1.25" office:value-type="float" office:value="2.04166666666666" calcext:value-type="float">
            <text:p>2.0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nscaled B/I (abs)</text:p>
          </table:table-cell>
          <table:table-cell table:number-columns-repeated="2"/>
          <table:table-cell table:style-name="ce3" table:formula="of:=IMABS([.D31])*[.D8]" office:value-type="float" office:value="0.0132540966217307" calcext:value-type="float">
            <text:p>0.01325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XL</text:p>
          </table:table-cell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NF energy</text:p>
          </table:table-cell>
          <table:table-cell table:style-name="ce3" table:formula="of:=[.I28]*[.I28]*[.I35]/4/[.I23]" office:value-type="float" office:value="0.00075" calcext:value-type="float">
            <text:p>0.0007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F+RF Unscaled B/I (abs)</text:p>
          </table:table-cell>
          <table:table-cell table:number-columns-repeated="2"/>
          <table:table-cell table:style-name="ce3" table:formula="of:=IMABS(COMPLEX([.D15]+[.D32];[.D16]+[.D33]))" office:value-type="float" office:value="0.040425357584601" calcext:value-type="float">
            <text:p>0.04043</text:p>
          </table:table-cell>
          <table:table-cell table:number-columns-repeated="17"/>
        </table:table-row>
        <table:table-row table:style-name="ro2">
          <table:table-cell table:number-columns-repeated="8"/>
          <table:table-cell table:style-name="ce3"/>
          <table:table-cell table:number-columns-repeated="12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Earth absorption model – use d approx 2 * height above earth?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Radial B'</text:p>
          </table:table-cell>
          <table:table-cell table:formula="of:=[.I10]" office:value-type="float" office:value="1.9204595905059" calcext:value-type="float">
            <text:p>1.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E around loop is not constant – E related to radiation field and charges?</text:p>
          </table:table-cell>
          <table:table-cell table:number-columns-repeated="20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Eddy length</text:p>
          </table:table-cell>
          <table:table-cell table:formula="of:=[.B4]*4" office:value-type="float" office:value="16" calcext:value-type="float">
            <text:p>1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nduced eddy V</text:p>
          </table:table-cell>
          <table:table-cell table:formula="of:=[.B43]*[.B47]" office:value-type="float" office:value="30.7273534480943" calcext:value-type="float">
            <text:p>30.7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ddy width</text:p>
          </table:table-cell>
          <table:table-cell table:formula="of:=[.B4]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kin depth</text:p>
          </table:table-cell>
          <table:table-cell office:value-type="float" office:value="0.5" calcext:value-type="float">
            <text:p>0.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ddy CS</text:p>
          </table:table-cell>
          <table:table-cell table:formula="of:=[.B50]*[.B49]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nductivity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ddy resistance</text:p>
          </table:table-cell>
          <table:table-cell table:formula="of:=[.B47]/[.B51]/[.B52]" office:value-type="float" office:value="1142.85714285714" calcext:value-type="float">
            <text:p>1142.8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wer dissipation</text:p>
          </table:table-cell>
          <table:table-cell table:formula="of:=[.B48]*[.B48]/[.B53]" office:value-type="float" office:value="0.8261489686836" calcext:value-type="float">
            <text:p>0.8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quivalent loop resistance</text:p>
          </table:table-cell>
          <table:table-cell table:formula="of:=[.B54]/[.I28]/[.I28]" office:value-type="float" office:value="0.00708127687443086" calcext:value-type="float">
            <text:p>0.01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Skin depth radical 1</text:p>
          </table:table-cell>
          <table:table-cell table:formula="of:=SQRT(2/[.B52]/[.I24]/0.000001257)" office:value-type="float" office:value="2.27331378165895" calcext:value-type="float">
            <text:p>2.27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kin depth radical 2</text:p>
          </table:table-cell>
          <table:table-cell table:formula="of:=SQRT(SQRT(1+[.B55]*[.B55])+[.B55])" office:value-type="float" office:value="1.00354688420682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kin depth</text:p>
          </table:table-cell>
          <table:table-cell table:formula="of:=[.B57]*[.B58]" office:value-type="float" office:value="2.28137696240826" calcext:value-type="float">
            <text:p>2.28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13:58:47.788306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13S</meta:editing-duration>
    <meta:editing-cycles>22</meta:editing-cycles>
    <meta:generator>LibreOffice/5.1.6.2$Linux_X86_64 LibreOffice_project/10m0$Build-2</meta:generator>
    <dc:date>2021-08-18T14:14:28.416299546</dc:date>
    <meta:document-statistic meta:table-count="3" meta:cell-count="2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4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454cm" style:legend-expansion="high" chart:style-name="ch2"/>
        <chart:plot-area chart:style-name="ch3" table:cell-range-address="Sheet1.L13:Sheet1.P22 Sheet1.M12:Sheet1.P12" chart:data-source-has-labels="row" svg:x="0.32cm" svg:y="0.18cm" svg:width="12.085cm" svg:height="7.659cm">
          <chartooo:coordinate-region svg:x="1.973cm" svg:y="0.379cm" svg:width="10.432cm" svg:height="6.813cm"/>
          <chart:axis chart:dimension="x" chart:name="primary-x" chart:style-name="ch4">
            <chart:title svg:x="5.902cm" svg:y="7.571cm" chart:style-name="ch5">
              <text:p>Distance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M13:Sheet1.M22" chart:label-cell-address="Sheet1.M12:Sheet1.M12" chart:class="chart:scatter">
            <chart:domain table:cell-range-address="Sheet1.L13:Sheet1.L22"/>
            <chart:data-point chart:repeated="10"/>
          </chart:series>
          <chart:series chart:style-name="ch9" chart:values-cell-range-address="Sheet1.N13:Sheet1.N22" chart:label-cell-address="Sheet1.N12:Sheet1.N12" chart:class="chart:scatter">
            <chart:data-point chart:repeated="10"/>
          </chart:series>
          <chart:series chart:style-name="ch10" chart:values-cell-range-address="Sheet1.O13:Sheet1.O22" chart:label-cell-address="Sheet1.O12:Sheet1.O12" chart:class="chart:scatter">
            <chart:data-point chart:repeated="10"/>
          </chart:series>
          <chart:series chart:style-name="ch11" chart:values-cell-range-address="Sheet1.P13:Sheet1.P22" chart:label-cell-address="Sheet1.P12:Sheet1.P1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B radial near</text:p>
                <draw:g>
                  <svg:desc>Sheet1.M12:Sheet1.M12</svg:desc>
                </draw:g>
              </table:table-cell>
              <table:table-cell office:value-type="string">
                <text:p>B axial near</text:p>
                <draw:g>
                  <svg:desc>Sheet1.N12:Sheet1.N12</svg:desc>
                </draw:g>
              </table:table-cell>
              <table:table-cell office:value-type="string">
                <text:p>B radial far</text:p>
                <draw:g>
                  <svg:desc>Sheet1.O12:Sheet1.O12</svg:desc>
                </draw:g>
              </table:table-cell>
              <table:table-cell office:value-type="string">
                <text:p>B radial tot</text:p>
                <draw:g>
                  <svg:desc>Sheet1.P12:Sheet1.P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13:Sheet1.L22</svg:desc>
                </draw:g>
              </table:table-cell>
              <table:table-cell office:value-type="float" office:value="NaN">
                <text:p>NaN</text:p>
                <draw:g>
                  <svg:desc>Sheet1.M13:Sheet1.M22</svg:desc>
                </draw:g>
              </table:table-cell>
              <table:table-cell office:value-type="float" office:value="10.0531">
                <text:p>10.0531</text:p>
                <draw:g>
                  <svg:desc>Sheet1.N13:Sheet1.N22</svg:desc>
                </draw:g>
              </table:table-cell>
              <table:table-cell office:value-type="float" office:value="NaN">
                <text:p>NaN</text:p>
                <draw:g>
                  <svg:desc>Sheet1.O13:Sheet1.O22</svg:desc>
                </draw:g>
              </table:table-cell>
              <table:table-cell office:value-type="float" office:value="NaN">
                <text:p>NaN</text:p>
                <draw:g>
                  <svg:desc>Sheet1.P13:Sheet1.P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11419">
                <text:p>5.11419</text:p>
              </table:table-cell>
              <table:table-cell office:value-type="float" office:value="1.49667">
                <text:p>1.49667</text:p>
              </table:table-cell>
              <table:table-cell office:value-type="float" office:value="0.26146">
                <text:p>0.26146</text:p>
              </table:table-cell>
              <table:table-cell office:value-type="float" office:value="5.10775">
                <text:p>5.10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6316">
                <text:p>0.36316</text:p>
              </table:table-cell>
              <table:table-cell office:value-type="float" office:value="0.26678">
                <text:p>0.26678</text:p>
              </table:table-cell>
              <table:table-cell office:value-type="float" office:value="0.05061">
                <text:p>0.05061</text:p>
              </table:table-cell>
              <table:table-cell office:value-type="float" office:value="0.36017">
                <text:p>0.3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996">
                <text:p>0.0996</text:p>
              </table:table-cell>
              <table:table-cell office:value-type="float" office:value="0.08529">
                <text:p>0.08529</text:p>
              </table:table-cell>
              <table:table-cell office:value-type="float" office:value="0.02254">
                <text:p>0.02254</text:p>
              </table:table-cell>
              <table:table-cell office:value-type="float" office:value="0.09786">
                <text:p>0.0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4">
                <text:p>0.0214</text:p>
              </table:table-cell>
              <table:table-cell office:value-type="float" office:value="0.01918">
                <text:p>0.01918</text:p>
              </table:table-cell>
              <table:table-cell office:value-type="float" office:value="0.00901">
                <text:p>0.00901</text:p>
              </table:table-cell>
              <table:table-cell office:value-type="float" office:value="0.02082">
                <text:p>0.02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813">
                <text:p>0.00813</text:p>
              </table:table-cell>
              <table:table-cell office:value-type="float" office:value="0.00707">
                <text:p>0.00707</text:p>
              </table:table-cell>
              <table:table-cell office:value-type="float" office:value="0.00528">
                <text:p>0.00528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306">
                <text:p>0.00306</text:p>
              </table:table-cell>
              <table:table-cell office:value-type="float" office:value="0.00244">
                <text:p>0.00244</text:p>
              </table:table-cell>
              <table:table-cell office:value-type="float" office:value="0.0032">
                <text:p>0.0032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108">
                <text:p>0.00108</text:p>
              </table:table-cell>
              <table:table-cell office:value-type="float" office:value="0.00073">
                <text:p>0.00073</text:p>
              </table:table-cell>
              <table:table-cell office:value-type="float" office:value="0.00193">
                <text:p>0.0019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54">
                <text:p>0.00054</text:p>
              </table:table-cell>
              <table:table-cell office:value-type="float" office:value="0.00031">
                <text:p>0.00031</text:p>
              </table:table-cell>
              <table:table-cell office:value-type="float" office:value="0.00139">
                <text:p>0.0013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012">
                <text:p>0.00012</text:p>
              </table:table-cell>
              <table:table-cell office:value-type="float" office:value="0.00004">
                <text:p>0.00004</text:p>
              </table:table-cell>
              <table:table-cell office:value-type="float" office:value="0.00067">
                <text:p>0.00067</text:p>
              </table:table-cell>
              <table:table-cell office:value-type="float" office:value="0.00066">
                <text:p>0.00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